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40000011627A485DE56A9D9F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" svg:font-family="'DejaVu Sans'"/>
    <style:font-face style:name="Thorndale1" svg:font-family="Thorndale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39cm" fo:min-width="9.5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0" style:family="text">
      <style:text-properties fo:font-variant="normal" fo:text-transform="none" fo:color="#c9211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italic" style:text-underline-style="none" fo:font-weight="bold" style:font-name-asian="DejaVu Sans" style:font-size-asian="7pt" style:font-style-asian="italic" style:font-weight-asian="bold" style:font-name-complex="DejaVu Sans" style:font-size-complex="7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bold" style:font-name-asian="DejaVu Sans" style:font-size-asian="7pt" style:font-style-asian="normal" style:font-weight-asian="bold" style:font-name-complex="DejaVu Sans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9.906cm" svg:height="2.282cm" svg:x="11.491cm" svg:y="0.756cm">
          <text:p text:style-name="P1"><text:span text:style-name="T1">Hoo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298cm" svg:height="8.377cm" svg:x="3.499cm" svg:y="4.777cm">
          <text:p text:style-name="P1"><text:span text:style-name="T2">O que é?</text:span></text:p>
          <text:p text:style-name="P1"><text:span text:style-name="T3"/></text:p>
          <text:p text:style-name="P1"><text:span text:style-name="T4">Uma nova adição incluída na versão 16.8, que te possibilita o uso de </text:span><text:span text:style-name="T5">state</text:span><text:span text:style-name="T4"> e métodos de ciclo de vida nos componentes sem a necessidade de escrever classes.</text:span></text:p>
          <text:p text:style-name="P1"><text:span text:style-name="T3"/></text:p>
          <text:p text:style-name="P1"><text:span text:style-name="T2">Qual a principal motivação?</text:span></text:p>
          <text:p text:style-name="P1"><text:span text:style-name="T3"/></text:p>
          <text:p text:style-name="P1"><text:span text:style-name="T4">O objetivo dessa adição foi resolver uma grande quantidade de problemas não conectados que existia nas versões anteriores do React.</text:span></text:p>
          <text:p text:style-name="P1"><text:span text:style-name="T3"/></text:p>
          <text:p text:style-name="P1"><text:span text:style-name="T2">Precisamos mesmo já trabalhar com esse tema neste momento?</text:span></text:p>
          <text:p text:style-name="P1"><text:span text:style-name="T3"/></text:p>
          <text:p text:style-name="P1"><text:span text:style-name="T4">Sim. Porque ele indica um modelo para desenvolvimento com Rea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23.805cm" svg:y="0cm">
          <dc:date>2019-12-15T18:19:09</dc:date>
          <text:p>Making code reuse and code organization more difficult, we’ve found that classes can be a large barrier to learning React.</text:p>
        </officeooo:annotation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1.797cm" svg:height="2.282cm" svg:x="9.6cm" svg:y="0.756cm">
          <text:p text:style-name="P1"><text:span text:style-name="T1">useState 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1.298cm" svg:height="7.363cm" svg:x="3.499cm" svg:y="4.777cm">
          <text:list text:style-name="L1">
            <text:list-item>
              <text:p text:style-name="P1"><text:span text:style-name="T6">É chamado dentro de uma </text:span><text:span text:style-name="T7">function component </text:span><text:span text:style-name="T6">para adicionar estado</text:span></text:p>
            </text:list-item>
            <text:list-item>
              <text:p text:style-name="P1"><text:span text:style-name="T6">O estado é preservado entre as renderizações</text:span></text:p>
            </text:list-item>
            <text:list-item>
              <text:p text:style-name="P1"><text:span text:style-name="T6">Recebe um argumento, que é o valor do estado inicial</text:span></text:p>
            </text:list-item>
            <text:list-item>
              <text:p text:style-name="P1"><text:span text:style-name="T6">Ele retorna um par: (i) o valor do estado corrente e (ii) uma função que te permite atualizá-l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xml:id="id1" draw:id="id1" draw:layer="layout" svg:width="9.999cm" svg:height="5cm" svg:x="9.148cm" svg:y="9.619cm">
          <text:p text:style-name="P5"><text:span text:style-name="T8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1" smil:attributeName="visibility" smil:to="visible"/>
                  <anim:transitionFilter smil:dur="1s" smil:targetElement="id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597cm" svg:height="2.282cm" svg:x="2.8cm" svg:y="0.756cm">
          <text:p text:style-name="P1"><text:span text:style-name="T1">useState Hook Desafi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8" draw:layer="layout" svg:width="21.298cm" svg:height="7.107cm" svg:x="3.499cm" svg:y="4.877cm">
          <text:list text:style-name="L1">
            <text:list-item>
              <text:p text:style-name="P1"><text:span text:style-name="T2">Crie um componente funcional chamado </text:span><text:span text:style-name="T9">MyInfo</text:span><text:span text:style-name="T2"> que retorna os seguintes dados:</text:span></text:p>
              <text:list>
                <text:list-item>
                  <text:p text:style-name="P1"><text:span text:style-name="T2">Um </text:span><text:span text:style-name="T9">h1</text:span><text:span text:style-name="T2"> apresentando o seu nome</text:span></text:p>
                </text:list-item>
                <text:list-item>
                  <text:p text:style-name="P1"><text:span text:style-name="T2">Um parágrafo apresentando algumas informações sobre você</text:span></text:p>
                </text:list-item>
                <text:list-item>
                  <text:p text:style-name="P1"><text:span text:style-name="T2">Uma lista ordenada ou não ordenada contendo três locais que você gostaria de visitar</text:span></text:p>
                  <text:p text:style-name="P1"><text:span text:style-name="T2"/></text:p>
                </text:list-item>
                <text:list-item>
                  <text:p xml:id="id2" text:id="id2" text:style-name="P1"><text:span text:style-name="T10">Extra: Apresentar cada linha da lista com uma cor de fundo definida através de uma propriedade chamada “cor”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75s" smil:fill="hold" smil:targetElement="id2" anim:sub-item="text" smil:attributeName="visibility" smil:to="visible"/>
                  <anim:animate smil:dur="0.75s" smil:fill="hold" smil:targetElement="id2" anim:sub-item="text" smil:attributeName="width" smil:values="0;width" smil:keyTimes="0;1"/>
                  <anim:animate smil:dur="0.75s" smil:fill="hold" smil:targetElement="id2" anim:sub-item="text" smil:attributeName="height" smil:values="0;height" smil:keyTimes="0;1"/>
                  <anim:animate smil:dur="0.75s" smil:fill="hold" smil:targetElement="id2" anim:sub-item="text" smil:attributeName="x" smil:values="0;1" smil:keyTimes="0;1" anim:formula="x+(cos(-2*pi*(1-$))*-x-sin(-2*pi*(1-$))*(1-y))*(1-$)"/>
                  <anim:animate smil:dur="0.75s" smil:fill="hold" smil:targetElement="id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2.109cm" svg:height="2.282cm" svg:x="9.391cm" svg:y="0.756cm">
          <text:p text:style-name="P1"><text:span text:style-name="T1">useEffect 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101cm" svg:height="6.05cm" svg:x="2.299cm" svg:y="4.577cm">
          <text:list text:style-name="L1">
            <text:list-item>
              <text:p text:style-name="P1"><text:span text:style-name="T6">Possibilita efeitos colaterais em </text:span><text:span text:style-name="T11">function components</text:span></text:p>
              <text:p text:style-name="P1"><text:span text:style-name="T12"/></text:p>
            </text:list-item>
            <text:list-item>
              <text:p text:style-name="P1"><text:span text:style-name="T6">Semelhante a </text:span><text:span text:style-name="T11">componentDidMount</text:span><text:span text:style-name="T6"> e </text:span><text:span text:style-name="T11">componentDidUpdate</text:span></text:p>
              <text:p text:style-name="P1"><text:span text:style-name="T12"/></text:p>
            </text:list-item>
            <text:list-item>
              <text:p text:style-name="P1"><text:span text:style-name="T6">Múltiplos efeitos para separar responsabilidades</text:span></text:p>
              <text:list>
                <text:list-item>
                  <text:p text:style-name="P1"><text:span text:style-name="T13">Ex: contador e indicador de status</text:span></text:p>
                  <text:p text:style-name="P1"><text:span text:style-name="T14"/></text:p>
                </text:list-item>
              </text:list>
            </text:list-item>
            <text:list-item>
              <text:p text:style-name="P1"><text:span text:style-name="T6">Otimização do compon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xml:id="id3" draw:id="id3" draw:layer="layout" svg:width="9.999cm" svg:height="5cm" svg:x="8.735cm" svg:y="9.305cm">
          <text:p text:style-name="P5"><text:span text:style-name="T8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" svg:font-family="'DejaVu Sans'"/>
    <style:font-face style:name="Thorndale1" svg:font-family="Thorndale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1-21T18:54:25.949000000</dc:date>
    <meta:editing-cycles>167</meta:editing-cycles>
    <dc:title>Bright Blue</dc:title>
    <meta:editing-duration>P1DT18H17M41S</meta:editing-duration>
    <meta:generator>LibreOffice/6.3.2.2$Windows_X86_64 LibreOffice_project/98b30e735bda24bc04ab42594c85f7fd8be07b9c</meta:generator>
    <meta:document-statistic meta:object-count="37"/>
  </office:meta>
</office:document-meta>
</file>